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43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1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szacować jaki prąd będzie z zasilacza pobierany w szczególności jeżeli podnosi napięcie . Sprawdzić pozycje ograniczników prądowy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 dac kilkadziesiąt omów albo 0 omów coś tam trzeba wsadzi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 gzie są zaciski wyjściowe</text:p>
          </table:table-cell>
          <table:table-cell/>
          <table:table-cell office:value-type="string" calcext:value-type="string">
            <text:p>2-wyjscie</text:p>
          </table:table-cell>
          <table:table-cell/>
        </table:table-row>
        <table:table-row table:style-name="ro1">
          <table:table-cell office:value-type="string" calcext:value-type="string">
            <text:p>Niebieskie gniazdko jest dla cewki</text:p>
          </table:table-cell>
          <table:table-cell/>
          <table:table-cell office:value-type="string" calcext:value-type="string">
            <text:p>1-wejscie</text:p>
          </table:table-cell>
          <table:table-cell office:value-type="string" calcext:value-type="string">
            <text:p>wejście do 15 V z palcem na układzie scalonym co by się nie zagotował</text:p>
          </table:table-cell>
        </table:table-row>
        <table:table-row table:style-name="ro1">
          <table:table-cell office:value-type="string" calcext:value-type="string">
            <text:p>minus jest na górze zasilania masa wyjśc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 opornika RSC oscyloskop <text:s/>z jednej stronie na 1:1 z drugiej strony krokodylk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SC tak naprawde zależy od IRSC który jest pradem kluc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Charakterytyka – przejściowa U2/U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tępnie na pudeku gałka w prawo <text:s/>patrzymy jaki płynie prąd na wyjsciu I patrzymy na oscylosk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razek tak ab mneij więcej ma przypominać przebieg modelowy powinien obrazek być stabilny Izależy od wartości pobieranego prą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zęstotliwość ma być zbliżona do założonej nie 3kHz I nie 126Khz :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kład działa inaczje niż na symulacji , zakładaliśmy konkretną cześtotliwośc wsp. Wypełnienia I to że prąd jest cały czas pobierany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az prąd może się zmieniać nawet powyżej wartości maksymalnej . On pobiera energie ze źródła a w kolejnej chwili oddaje do obciążeni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momencie pobierania nie iwe czy będzie mógł ją oddać , jak nie może to robi się problem energia rosnąć nie moż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niewielkim zakresie częstotliwośc będzie idealnie modelowa, ma przypominać modelow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tawić taką wartość prądu obciążającego aby przebiegi przypominały przebieg modelow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zy tym prądzie mierzymy charakterystyke U2 od U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ga charakterystyka jest charakterystyk a wyjściową U2 od I2 bez zwarcia!! ( nie zwieramy obciążenia) od rozwarcia poprzez wszystkie poziomy przełącznik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k bedziemy szli w stornei coraz wiekszych prądów ( mniejsze wartości ) palec na scalaku bo może się gotowa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nominal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któw tyle ile da obicążen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zy pomiarze 2 charakterystyki jednocześnie mierzymy U1 I I1 czyli to co jets na wejści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wność n=p2/p2*100%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7.4185in" svg:height="4.0886in" svg:x="8.0394in" svg:y="0.3138in">
            <draw:object draw:notify-on-update-of-ranges="Sheet2.A2:Sheet2.A32 Sheet2.B2:Sheet2.B3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3276in" svg:height="3.9736in" svg:x="8.0543in" svg:y="4.622in">
            <draw:object draw:notify-on-update-of-ranges="Sheet2.E2:Sheet2.E13 Sheet2.D2:Sheet2.D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2992in" svg:height="3.6657in" svg:x="8.072in" svg:y="8.9142in">
            <draw:object draw:notify-on-update-of-ranges="Sheet2.E2:Sheet2.E13 Sheet2.H21:Sheet2.H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U1 [V]</text:p>
          </table:table-cell>
          <table:table-cell office:value-type="string" calcext:value-type="string">
            <text:p>U2 [V]</text:p>
          </table:table-cell>
          <table:table-cell/>
          <table:table-cell office:value-type="string" calcext:value-type="string">
            <text:p>U2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1[mA]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197" calcext:value-type="float">
            <text:p>6.197</text:p>
          </table:table-cell>
          <table:table-cell office:value-type="float" office:value="27.915" calcext:value-type="float">
            <text:p>27.915</text:p>
          </table:table-cell>
          <table:table-cell office:value-type="float" office:value="9" calcext:value-type="float">
            <text:p>9</text:p>
          </table:table-cell>
          <table:table-cell office:value-type="float" office:value="25.82" calcext:value-type="float">
            <text:p>25.82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.192" calcext:value-type="float">
            <text:p>6.192</text:p>
          </table:table-cell>
          <table:table-cell office:value-type="float" office:value="41.32" calcext:value-type="float">
            <text:p>41.32</text:p>
          </table:table-cell>
          <table:table-cell office:value-type="float" office:value="9" calcext:value-type="float">
            <text:p>9</text:p>
          </table:table-cell>
          <table:table-cell office:value-type="float" office:value="36.87" calcext:value-type="float">
            <text:p>36.87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6.191" calcext:value-type="float">
            <text:p>6.191</text:p>
          </table:table-cell>
          <table:table-cell office:value-type="float" office:value="51.023" calcext:value-type="float">
            <text:p>51.023</text:p>
          </table:table-cell>
          <table:table-cell office:value-type="float" office:value="9" calcext:value-type="float">
            <text:p>9</text:p>
          </table:table-cell>
          <table:table-cell office:value-type="float" office:value="44.923" calcext:value-type="float">
            <text:p>44.923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6.188" calcext:value-type="float">
            <text:p>6.188</text:p>
          </table:table-cell>
          <table:table-cell office:value-type="float" office:value="77.11" calcext:value-type="float">
            <text:p>77.11</text:p>
          </table:table-cell>
          <table:table-cell office:value-type="float" office:value="9" calcext:value-type="float">
            <text:p>9</text:p>
          </table:table-cell>
          <table:table-cell office:value-type="float" office:value="66.82" calcext:value-type="float">
            <text:p>66.8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86" calcext:value-type="float">
            <text:p>0.586</text:p>
          </table:table-cell>
          <table:table-cell/>
          <table:table-cell office:value-type="float" office:value="6.184" calcext:value-type="float">
            <text:p>6.184</text:p>
          </table:table-cell>
          <table:table-cell office:value-type="float" office:value="108.47" calcext:value-type="float">
            <text:p>108.47</text:p>
          </table:table-cell>
          <table:table-cell office:value-type="float" office:value="9" calcext:value-type="float">
            <text:p>9</text:p>
          </table:table-cell>
          <table:table-cell office:value-type="float" office:value="93.56" calcext:value-type="float">
            <text:p>93.56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float" office:value="6.178" calcext:value-type="float">
            <text:p>6.178</text:p>
          </table:table-cell>
          <table:table-cell office:value-type="float" office:value="154.98" calcext:value-type="float">
            <text:p>154.98</text:p>
          </table:table-cell>
          <table:table-cell office:value-type="float" office:value="9" calcext:value-type="float">
            <text:p>9</text:p>
          </table:table-cell>
          <table:table-cell office:value-type="float" office:value="134.13" calcext:value-type="float">
            <text:p>134.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float" office:value="6.126" calcext:value-type="float">
            <text:p>6.126</text:p>
          </table:table-cell>
          <table:table-cell office:value-type="float" office:value="194.13" calcext:value-type="float">
            <text:p>194.13</text:p>
          </table:table-cell>
          <table:table-cell office:value-type="float" office:value="9" calcext:value-type="float">
            <text:p>9</text:p>
          </table:table-cell>
          <table:table-cell office:value-type="float" office:value="168.09" calcext:value-type="float">
            <text:p>168.09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75" calcext:value-type="float">
            <text:p>1.75</text:p>
          </table:table-cell>
          <table:table-cell/>
          <table:table-cell office:value-type="float" office:value="5.84" calcext:value-type="float">
            <text:p>5.84</text:p>
          </table:table-cell>
          <table:table-cell office:value-type="float" office:value="269.77" calcext:value-type="float">
            <text:p>269.77</text:p>
          </table:table-cell>
          <table:table-cell office:value-type="float" office:value="9" calcext:value-type="float">
            <text:p>9</text:p>
          </table:table-cell>
          <table:table-cell office:value-type="float" office:value="228.1" calcext:value-type="float">
            <text:p>228.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5.518" calcext:value-type="float">
            <text:p>5.518</text:p>
          </table:table-cell>
          <table:table-cell office:value-type="float" office:value="330" calcext:value-type="float">
            <text:p>330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57" calcext:value-type="float">
            <text:p>2.57</text:p>
          </table:table-cell>
          <table:table-cell/>
          <table:table-cell office:value-type="float" office:value="4.791" calcext:value-type="float">
            <text:p>4.791</text:p>
          </table:table-cell>
          <table:table-cell office:value-type="float" office:value="408.5" calcext:value-type="float">
            <text:p>408.5</text:p>
          </table:table-cell>
          <table:table-cell office:value-type="float" office:value="9" calcext:value-type="float">
            <text:p>9</text:p>
          </table:table-cell>
          <table:table-cell office:value-type="float" office:value="300.5" calcext:value-type="float">
            <text:p>300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4" calcext:value-type="float">
            <text:p>3.04</text:p>
          </table:table-cell>
          <table:table-cell/>
          <table:table-cell office:value-type="float" office:value="3.8084" calcext:value-type="float">
            <text:p>3.8084</text:p>
          </table:table-cell>
          <table:table-cell office:value-type="float" office:value="446.3" calcext:value-type="float">
            <text:p>446.3</text:p>
          </table:table-cell>
          <table:table-cell office:value-type="float" office:value="9" calcext:value-type="float">
            <text:p>9</text:p>
          </table:table-cell>
          <table:table-cell office:value-type="float" office:value="270.7" calcext:value-type="float">
            <text:p>270.7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48" calcext:value-type="float">
            <text:p>3.48</text:p>
          </table:table-cell>
          <table:table-cell/>
          <table:table-cell office:value-type="float" office:value="3.331" calcext:value-type="float">
            <text:p>3.331</text:p>
          </table:table-cell>
          <table:table-cell office:value-type="float" office:value="464.8" calcext:value-type="float">
            <text:p>464.8</text:p>
          </table:table-cell>
          <table:table-cell office:value-type="float" office:value="9" calcext:value-type="float">
            <text:p>9</text:p>
          </table:table-cell>
          <table:table-cell office:value-type="float" office:value="250.8" calcext:value-type="float">
            <text:p>250.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86" calcext:value-type="float">
            <text:p>3.86</text:p>
          </table:table-cell>
          <table:table-cell table:number-columns-repeated="6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.32" calcext:value-type="float">
            <text:p>4.3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67" calcext:value-type="float">
            <text:p>4.67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.12" calcext:value-type="float">
            <text:p>5.1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5.94" calcext:value-type="float">
            <text:p>5.9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T=17.2us</text:p>
          </table:table-cell>
          <table:table-cell office:value-type="string" calcext:value-type="string">
            <text:p>F=58.6kHz</text:p>
          </table:table-cell>
          <table:table-cell table:number-columns-repeated="4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6.18" calcext:value-type="float">
            <text:p>6.18</text:p>
          </table:table-cell>
          <table:table-cell table:number-columns-repeated="3"/>
          <table:table-cell table:formula="of:=[.D2]*[.E2]" office:value-type="float" office:value="172.989255" calcext:value-type="float">
            <text:p>172.989255</text:p>
          </table:table-cell>
          <table:table-cell table:formula="of:=[.F2]*[.G2]" office:value-type="float" office:value="232.38" calcext:value-type="float">
            <text:p>232.38</text:p>
          </table:table-cell>
          <table:table-cell table:formula="of:=[.F21]/[.G21]*1" office:value-type="float" office:value="0.744424025303382" calcext:value-type="float">
            <text:p>0.74442402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19" calcext:value-type="float">
            <text:p>6.19</text:p>
          </table:table-cell>
          <table:table-cell table:number-columns-repeated="3"/>
          <table:table-cell table:formula="of:=[.D3]*[.E3]" office:value-type="float" office:value="255.85344" calcext:value-type="float">
            <text:p>255.85344</text:p>
          </table:table-cell>
          <table:table-cell table:formula="of:=[.F3]*[.G3]" office:value-type="float" office:value="331.83" calcext:value-type="float">
            <text:p>331.83</text:p>
          </table:table-cell>
          <table:table-cell table:formula="of:=[.F22]/[.G22]*1" office:value-type="float" office:value="0.771037700027122" calcext:value-type="float">
            <text:p>0.7710377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.19" calcext:value-type="float">
            <text:p>6.19</text:p>
          </table:table-cell>
          <table:table-cell table:number-columns-repeated="3"/>
          <table:table-cell table:formula="of:=[.D4]*[.E4]" office:value-type="float" office:value="315.883393" calcext:value-type="float">
            <text:p>315.883393</text:p>
          </table:table-cell>
          <table:table-cell table:formula="of:=[.F4]*[.G4]" office:value-type="float" office:value="404.307" calcext:value-type="float">
            <text:p>404.307</text:p>
          </table:table-cell>
          <table:table-cell table:formula="of:=[.F23]/[.G23]*1" office:value-type="float" office:value="0.781295879121559" calcext:value-type="float">
            <text:p>0.78129587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192" calcext:value-type="float">
            <text:p>6.192</text:p>
          </table:table-cell>
          <table:table-cell table:number-columns-repeated="3"/>
          <table:table-cell table:formula="of:=[.D5]*[.E5]" office:value-type="float" office:value="477.15668" calcext:value-type="float">
            <text:p>477.15668</text:p>
          </table:table-cell>
          <table:table-cell table:formula="of:=[.F5]*[.G5]" office:value-type="float" office:value="601.38" calcext:value-type="float">
            <text:p>601.38</text:p>
          </table:table-cell>
          <table:table-cell table:formula="of:=[.F24]/[.G24]*1" office:value-type="float" office:value="0.793436230004324" calcext:value-type="float">
            <text:p>0.79343623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6.192" calcext:value-type="float">
            <text:p>6.192</text:p>
          </table:table-cell>
          <table:table-cell table:number-columns-repeated="3"/>
          <table:table-cell table:formula="of:=[.D6]*[.E6]" office:value-type="float" office:value="670.77848" calcext:value-type="float">
            <text:p>670.77848</text:p>
          </table:table-cell>
          <table:table-cell table:formula="of:=[.F6]*[.G6]" office:value-type="float" office:value="842.04" calcext:value-type="float">
            <text:p>842.04</text:p>
          </table:table-cell>
          <table:table-cell table:formula="of:=[.F25]/[.G25]*1" office:value-type="float" office:value="0.796611182366634" calcext:value-type="float">
            <text:p>0.79661118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194" calcext:value-type="float">
            <text:p>6.194</text:p>
          </table:table-cell>
          <table:table-cell table:number-columns-repeated="3"/>
          <table:table-cell table:formula="of:=[.D7]*[.E7]" office:value-type="float" office:value="957.46644" calcext:value-type="float">
            <text:p>957.46644</text:p>
          </table:table-cell>
          <table:table-cell table:formula="of:=[.F7]*[.G7]" office:value-type="float" office:value="1207.17" calcext:value-type="float">
            <text:p>1207.17</text:p>
          </table:table-cell>
          <table:table-cell table:formula="of:=[.F26]/[.G26]*1" office:value-type="float" office:value="0.793149630955044" calcext:value-type="float">
            <text:p>0.79314963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6.194" calcext:value-type="float">
            <text:p>6.194</text:p>
          </table:table-cell>
          <table:table-cell table:number-columns-repeated="3"/>
          <table:table-cell table:formula="of:=[.D8]*[.E8]" office:value-type="float" office:value="1189.24038" calcext:value-type="float">
            <text:p>1189.24038</text:p>
          </table:table-cell>
          <table:table-cell table:formula="of:=[.F8]*[.G8]" office:value-type="float" office:value="1512.81" calcext:value-type="float">
            <text:p>1512.81</text:p>
          </table:table-cell>
          <table:table-cell table:formula="of:=[.F27]/[.G27]*1" office:value-type="float" office:value="0.786113510619311" calcext:value-type="float">
            <text:p>0.78611351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196" calcext:value-type="float">
            <text:p>6.196</text:p>
          </table:table-cell>
          <table:table-cell table:number-columns-repeated="3"/>
          <table:table-cell table:formula="of:=[.D9]*[.E9]" office:value-type="float" office:value="1575.4568" calcext:value-type="float">
            <text:p>1575.4568</text:p>
          </table:table-cell>
          <table:table-cell table:formula="of:=[.F9]*[.G9]" office:value-type="float" office:value="2052.9" calcext:value-type="float">
            <text:p>2052.9</text:p>
          </table:table-cell>
          <table:table-cell table:formula="of:=[.F28]/[.G28]*1" office:value-type="float" office:value="0.7674298796824" calcext:value-type="float">
            <text:p>0.7674298797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6.196" calcext:value-type="float">
            <text:p>6.196</text:p>
          </table:table-cell>
          <table:table-cell table:number-columns-repeated="3"/>
          <table:table-cell table:formula="of:=[.D10]*[.E10]" office:value-type="float" office:value="1820.94" calcext:value-type="float">
            <text:p>1820.94</text:p>
          </table:table-cell>
          <table:table-cell table:formula="of:=[.F10]*[.G10]" office:value-type="float" office:value="2421" calcext:value-type="float">
            <text:p>2421</text:p>
          </table:table-cell>
          <table:table-cell table:formula="of:=[.F29]/[.G29]*1" office:value-type="float" office:value="0.752143742255266" calcext:value-type="float">
            <text:p>0.75214374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199" calcext:value-type="float">
            <text:p>6.199</text:p>
          </table:table-cell>
          <table:table-cell table:number-columns-repeated="3"/>
          <table:table-cell table:formula="of:=[.D11]*[.E11]" office:value-type="float" office:value="1957.1235" calcext:value-type="float">
            <text:p>1957.1235</text:p>
          </table:table-cell>
          <table:table-cell table:formula="of:=[.F11]*[.G11]" office:value-type="float" office:value="2704.5" calcext:value-type="float">
            <text:p>2704.5</text:p>
          </table:table-cell>
          <table:table-cell table:formula="of:=[.F30]/[.G30]*1" office:value-type="float" office:value="0.723654464780921" calcext:value-type="float">
            <text:p>0.7236544648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6.208" calcext:value-type="float">
            <text:p>6.208</text:p>
          </table:table-cell>
          <table:table-cell table:number-columns-repeated="3"/>
          <table:table-cell table:formula="of:=[.D12]*[.E12]" office:value-type="float" office:value="1699.68892" calcext:value-type="float">
            <text:p>1699.68892</text:p>
          </table:table-cell>
          <table:table-cell table:formula="of:=[.F12]*[.G12]" office:value-type="float" office:value="2436.3" calcext:value-type="float">
            <text:p>2436.3</text:p>
          </table:table-cell>
          <table:table-cell table:formula="of:=[.F31]/[.G31]*1" office:value-type="float" office:value="0.697651734187087" calcext:value-type="float">
            <text:p>0.69765173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206" calcext:value-type="float">
            <text:p>6.206</text:p>
          </table:table-cell>
          <table:table-cell table:number-columns-repeated="3"/>
          <table:table-cell table:formula="of:=[.D13]*[.E13]" office:value-type="float" office:value="1548.2488" calcext:value-type="float">
            <text:p>1548.2488</text:p>
          </table:table-cell>
          <table:table-cell table:formula="of:=[.F13]*[.G13]" office:value-type="float" office:value="2257.2" calcext:value-type="float">
            <text:p>2257.2</text:p>
          </table:table-cell>
          <table:table-cell table:formula="of:=[.F32]/[.G32]*1" office:value-type="float" office:value="0.685915647705121" calcext:value-type="float">
            <text:p>0.68591564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/00/0000</text:date>, <text:time style:data-style-name="N2" text:time-value="13:26:41.503300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12:33:37.843914993</meta:creation-date>
    <dc:date>2015-04-19T14:46:56.724889254</dc:date>
    <meta:editing-duration>PT2H48M55S</meta:editing-duration>
    <meta:editing-cycles>15</meta:editing-cycles>
    <meta:generator>LibreOffice/4.2.7.2$Linux_X86_64 LibreOffice_project/420m0$Build-2</meta:generator>
    <meta:document-statistic meta:table-count="2" meta:cell-count="18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44cm" svg:height="10.386cm" xlink:href=".." xlink:type="simple" chart:class="chart:scatter" chart:style-name="ch1">
        <chart:title svg:x="6.547cm" svg:y="0.343cm" chart:style-name="ch2">
          <text:p>Charakterystyka Uwy - Uwe</text:p>
        </chart:title>
        <chart:plot-area chart:style-name="ch3" table:cell-range-address="Sheet2.A2:Sheet2.B32" svg:x="1.387cm" svg:y="1.355cm" svg:width="17.081cm" svg:height="7.843cm">
          <chartooo:coordinate-region svg:x="1.823cm" svg:y="1.555cm" svg:width="16.458cm" svg:height="6.996cm"/>
          <chart:axis chart:dimension="x" chart:name="primary-x" chart:style-name="ch4">
            <chart:title svg:x="8.19cm" svg:y="9.405cm" chart:style-name="ch5">
              <text:p>Napięcie na wejściu [V]</text:p>
            </chart:title>
          </chart:axis>
          <chart:axis chart:dimension="y" chart:name="primary-y" chart:style-name="ch4">
            <chart:title svg:x="0.451cm" svg:y="7cm" chart:style-name="ch6">
              <text:p>Napięcie na wyjściu [V]</text:p>
            </chart:title>
            <chart:grid chart:style-name="ch7" chart:class="major"/>
          </chart:axis>
          <chart:series chart:style-name="ch8" chart:values-cell-range-address="Sheet2.B2:Sheet2.B32" chart:class="chart:scatter">
            <chart:domain table:cell-range-address="Sheet2.A2:Sheet2.A32"/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32</svg:desc>
                </draw:g>
              </table:table-cell>
              <table:table-cell office:value-type="float" office:value="0">
                <text:p>0</text:p>
                <draw:g>
                  <svg:desc>Sheet2.B2:Sheet2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6.192">
                <text:p>6.1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6.192">
                <text:p>6.1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6.194">
                <text:p>6.1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6.194">
                <text:p>6.1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6.196">
                <text:p>6.1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6.196">
                <text:p>6.1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6.199">
                <text:p>6.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6.208">
                <text:p>6.2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6.206">
                <text:p>6.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613cm" svg:height="10.094cm" xlink:href=".." xlink:type="simple" chart:class="chart:scatter" chart:column-mapping="1 0" chart:style-name="ch1">
        <chart:title svg:x="6.524cm" svg:y="0.337cm" chart:style-name="ch2">
          <text:p>Charakterystyka Uwy - Iwy</text:p>
        </chart:title>
        <chart:plot-area chart:style-name="ch3" table:cell-range-address="Sheet2.D2:Sheet2.E13" svg:x="1.383cm" svg:y="1.343cm" svg:width="16.858cm" svg:height="7.569cm">
          <chartooo:coordinate-region svg:x="1.819cm" svg:y="1.542cm" svg:width="16.142cm" svg:height="6.723cm"/>
          <chart:axis chart:dimension="x" chart:name="primary-x" chart:style-name="ch4">
            <chart:title svg:x="8.286cm" svg:y="9.113cm" chart:style-name="ch5">
              <text:p>Prąd wyjściowy [mA]</text:p>
            </chart:title>
          </chart:axis>
          <chart:axis chart:dimension="y" chart:name="primary-y" chart:style-name="ch4">
            <chart:title svg:x="0.451cm" svg:y="6.851cm" chart:style-name="ch6">
              <text:p>Napięcie na wyjściu [V]</text:p>
            </chart:title>
            <chart:grid chart:style-name="ch7" chart:class="major"/>
          </chart:axis>
          <chart:series chart:style-name="ch8" chart:values-cell-range-address="Sheet2.D2:Sheet2.D13" chart:class="chart:scatter">
            <chart:domain table:cell-range-address="Sheet2.E2:Sheet2.E13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915">
                <text:p>27.915</text:p>
                <draw:g>
                  <svg:desc>Sheet2.E2:Sheet2.E13</svg:desc>
                </draw:g>
              </table:table-cell>
              <table:table-cell office:value-type="float" office:value="6.197">
                <text:p>6.197</text:p>
                <draw:g>
                  <svg:desc>Sheet2.D2:Sheet2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.32">
                <text:p>41.32</text:p>
              </table:table-cell>
              <table:table-cell office:value-type="float" office:value="6.192">
                <text:p>6.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.023">
                <text:p>51.023</text:p>
              </table:table-cell>
              <table:table-cell office:value-type="float" office:value="6.191">
                <text:p>6.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.11">
                <text:p>77.11</text:p>
              </table:table-cell>
              <table:table-cell office:value-type="float" office:value="6.188">
                <text:p>6.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8.47">
                <text:p>108.47</text:p>
              </table:table-cell>
              <table:table-cell office:value-type="float" office:value="6.184">
                <text:p>6.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4.98">
                <text:p>154.98</text:p>
              </table:table-cell>
              <table:table-cell office:value-type="float" office:value="6.178">
                <text:p>6.1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4.13">
                <text:p>194.13</text:p>
              </table:table-cell>
              <table:table-cell office:value-type="float" office:value="6.126">
                <text:p>6.1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9.77">
                <text:p>269.77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">
                <text:p>330</text:p>
              </table:table-cell>
              <table:table-cell office:value-type="float" office:value="5.518">
                <text:p>5.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8.5">
                <text:p>408.5</text:p>
              </table:table-cell>
              <table:table-cell office:value-type="float" office:value="4.791">
                <text:p>4.7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6.3">
                <text:p>446.3</text:p>
              </table:table-cell>
              <table:table-cell office:value-type="float" office:value="3.8084">
                <text:p>3.80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4.8">
                <text:p>464.8</text:p>
              </table:table-cell>
              <table:table-cell office:value-type="float" office:value="3.331">
                <text:p>3.3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541cm" svg:height="9.312cm" xlink:href=".." xlink:type="simple" chart:class="chart:scatter" chart:style-name="ch1">
        <chart:title svg:x="3.974cm" svg:y="0.322cm" chart:style-name="ch2">
          <text:p>Wykres sprawności od natężenia prądu wejściowego</text:p>
        </chart:title>
        <chart:plot-area chart:style-name="ch3" table:cell-range-address="Sheet2.E2:Sheet2.E13 Sheet2.H21:Sheet2.H32" svg:x="1.381cm" svg:y="1.313cm" svg:width="16.79cm" svg:height="6.832cm">
          <chartooo:coordinate-region svg:x="2.293cm" svg:y="1.512cm" svg:width="15.598cm" svg:height="5.986cm"/>
          <chart:axis chart:dimension="x" chart:name="primary-x" chart:style-name="ch4">
            <chart:title svg:x="7.377cm" svg:y="8.331cm" chart:style-name="ch5">
              <text:p>Natężenie prądu wejściowy [mA]</text:p>
            </chart:title>
          </chart:axis>
          <chart:axis chart:dimension="y" chart:name="primary-y" chart:style-name="ch4">
            <chart:title svg:x="0.451cm" svg:y="5.593cm" chart:style-name="ch6">
              <text:p>Sprawność</text:p>
            </chart:title>
            <chart:grid chart:style-name="ch7" chart:class="major"/>
          </chart:axis>
          <chart:series chart:style-name="ch8" chart:values-cell-range-address="Sheet2.H21:Sheet2.H32" chart:class="chart:scatter">
            <chart:domain table:cell-range-address="Sheet2.E2:Sheet2.E13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915">
                <text:p>27.915</text:p>
                <draw:g>
                  <svg:desc>Sheet2.E2:Sheet2.E13</svg:desc>
                </draw:g>
              </table:table-cell>
              <table:table-cell office:value-type="float" office:value="0.744424025303382">
                <text:p>0.744424025303382</text:p>
                <draw:g>
                  <svg:desc>Sheet2.H21:Sheet2.H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.32">
                <text:p>41.32</text:p>
              </table:table-cell>
              <table:table-cell office:value-type="float" office:value="0.771037700027122">
                <text:p>0.771037700027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.023">
                <text:p>51.023</text:p>
              </table:table-cell>
              <table:table-cell office:value-type="float" office:value="0.781295879121559">
                <text:p>0.781295879121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.11">
                <text:p>77.11</text:p>
              </table:table-cell>
              <table:table-cell office:value-type="float" office:value="0.793436230004324">
                <text:p>0.793436230004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8.47">
                <text:p>108.47</text:p>
              </table:table-cell>
              <table:table-cell office:value-type="float" office:value="0.796611182366634">
                <text:p>0.796611182366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4.98">
                <text:p>154.98</text:p>
              </table:table-cell>
              <table:table-cell office:value-type="float" office:value="0.793149630955044">
                <text:p>0.793149630955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4.13">
                <text:p>194.13</text:p>
              </table:table-cell>
              <table:table-cell office:value-type="float" office:value="0.786113510619311">
                <text:p>0.7861135106193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9.77">
                <text:p>269.77</text:p>
              </table:table-cell>
              <table:table-cell office:value-type="float" office:value="0.7674298796824">
                <text:p>0.7674298796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">
                <text:p>330</text:p>
              </table:table-cell>
              <table:table-cell office:value-type="float" office:value="0.752143742255266">
                <text:p>0.7521437422552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8.5">
                <text:p>408.5</text:p>
              </table:table-cell>
              <table:table-cell office:value-type="float" office:value="0.723654464780921">
                <text:p>0.723654464780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6.3">
                <text:p>446.3</text:p>
              </table:table-cell>
              <table:table-cell office:value-type="float" office:value="0.697651734187087">
                <text:p>0.6976517341870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4.8">
                <text:p>464.8</text:p>
              </table:table-cell>
              <table:table-cell office:value-type="float" office:value="0.685915647705121">
                <text:p>0.6859156477051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